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4.538cm"/>
    </style:style>
    <style:style style:name="co13" style:family="table-column">
      <style:table-column-properties fo:break-before="auto" style:column-width="3.902cm"/>
    </style:style>
    <style:style style:name="co14" style:family="table-column">
      <style:table-column-properties fo:break-before="auto" style:column-width="1.542cm"/>
    </style:style>
    <style:style style:name="co15" style:family="table-column">
      <style:table-column-properties fo:break-before="auto" style:column-width="1.402cm"/>
    </style:style>
    <style:style style:name="co16" style:family="table-column">
      <style:table-column-properties fo:break-before="auto" style:column-width="2.286cm"/>
    </style:style>
    <style:style style:name="co17" style:family="table-column">
      <style:table-column-properties fo:break-before="auto" style:column-width="2.281cm"/>
    </style:style>
    <style:style style:name="co18" style:family="table-column">
      <style:table-column-properties fo:break-before="auto" style:column-width="3.048cm"/>
    </style:style>
    <style:style style:name="co19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312cm"/>
    </style:style>
    <style:style style:name="co20" style:family="table-column">
      <style:table-column-properties fo:break-before="auto" style:column-width="1.736cm"/>
    </style:style>
    <style:style style:name="co21" style:family="table-column">
      <style:table-column-properties fo:break-before="auto" style:column-width="2.582cm"/>
    </style:style>
    <style:style style:name="co22" style:family="table-column">
      <style:table-column-properties fo:break-before="auto" style:column-width="2.796cm"/>
    </style:style>
    <style:style style:name="co23" style:family="table-column">
      <style:table-column-properties fo:break-before="auto" style:column-width="3.369cm"/>
    </style:style>
    <style:style style:name="co24" style:family="table-column">
      <style:table-column-properties fo:break-before="auto" style:column-width="2.371cm"/>
    </style:style>
    <style:style style:name="co25" style:family="table-column">
      <style:table-column-properties fo:break-before="auto" style:column-width="4.459cm"/>
    </style:style>
    <style:style style:name="co26" style:family="table-column">
      <style:table-column-properties fo:break-before="auto" style:column-width="4.247cm"/>
    </style:style>
    <style:style style:name="co27" style:family="table-column">
      <style:table-column-properties fo:break-before="auto" style:column-width="4.429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  <style:style style:name="ce1" style:family="table-cell" style:parent-style-name="transparent_5f_fiat" style:data-style-name="N10112"/>
    <style:style style:name="ce123" style:family="table-cell" style:parent-style-name="transparent_5f_crypto">
      <style:table-cell-properties fo:background-color="transparent"/>
    </style:style>
    <style:style style:name="ce3" style:family="table-cell" style:parent-style-name="transparent_5f_border_5f_fiat" style:data-style-name="N10112"/>
    <style:style style:name="ce4" style:family="table-cell" style:parent-style-name="taxable_5f_event_5f_fiat" style:data-style-name="N10112"/>
    <style:style style:name="ce5" style:family="table-cell" style:parent-style-name="taxable_5f_event_5f_border_5f_fiat" style:data-style-name="N10112"/>
    <style:style style:name="ce6" style:family="table-cell" style:parent-style-name="taxable_5f_event_5f_alt_5f_fiat" style:data-style-name="N10112"/>
    <style:style style:name="ce7" style:family="table-cell" style:parent-style-name="taxable_5f_event_5f_alt_5f_border_5f_fiat" style:data-style-name="N10112"/>
    <style:style style:name="ce8" style:family="table-cell" style:parent-style-name="acquired_5f_lot_5f_fiat" style:data-style-name="N10112"/>
    <style:style style:name="ce9" style:family="table-cell" style:parent-style-name="acquired_5f_lot_5f_border_5f_fiat" style:data-style-name="N10112"/>
    <style:style style:name="ce10" style:family="table-cell" style:parent-style-name="acquired_5f_lot_5f_alt_5f_fiat" style:data-style-name="N10112"/>
    <style:style style:name="ce11" style:family="table-cell" style:parent-style-name="acquired_5f_lot_5f_alt_5f_border_5f_fiat" style:data-style-name="N10112"/>
    <style:style style:name="ce12" style:family="table-cell" style:parent-style-name="highlighted_5f_fiat" style:data-style-name="N10112"/>
    <style:style style:name="ce13" style:family="table-cell" style:parent-style-name="highlighted_5f_border_5f_fiat" style:data-style-name="N10112"/>
    <style:style style:name="ce14" style:family="table-cell" style:parent-style-name="taxable_5f_event_5f_note_5f_fiat" style:data-style-name="N10112"/>
    <style:style style:name="ce15" style:family="table-cell" style:parent-style-name="taxable_5f_event_5f_note_5f_border_5f_fiat" style:data-style-name="N10112"/>
    <style:style style:name="ce16" style:family="table-cell" style:parent-style-name="acquired_5f_lot_5f_note_5f_fiat" style:data-style-name="N10112"/>
    <style:style style:name="ce17" style:family="table-cell" style:parent-style-name="acquired_5f_lot_5f_note_5f_border_5f_fiat" style:data-style-name="N10112"/>
    <style:style style:name="ce18" style:family="table-cell" style:parent-style-name="bold_5f_fiat" style:data-style-name="N10112"/>
    <style:style style:name="ce19" style:family="table-cell" style:parent-style-name="bold_5f_border_5f_fiat" style:data-style-name="N10112"/>
    <style:style style:name="ce41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yenda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</table:table-row>
        <table:table-row table:style-name="ro2">
          <table:table-cell office:value-type="string">
            <text:p>Metodo de contabilidad</text:p>
          </table:table-cell>
          <table:table-cell office:value-type="string" table:style-name="transparent_default">
            <text:p>FIFO</text:p>
          </table:table-cell>
        </table:table-row>
        <table:table-row table:style-name="ro2">
          <table:table-cell office:value-type="string">
            <text:p>Filtro de fecha Desde</text:p>
          </table:table-cell>
          <table:table-cell office:value-type="string" table:style-name="transparent_default">
            <text:p>non-specified</text:p>
          </table:table-cell>
        </table:table-row>
        <table:table-row table:style-name="ro2">
          <table:table-cell office:value-type="string">
            <text:p>Filtro de fecha hasta</text:p>
          </table:table-cell>
          <table:table-cell office:value-type="string" table:style-name="transparent_default">
            <text:p>non-specified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Tipos de hoja</text:p>
          </table:table-cell>
          <table:table-cell/>
        </table:table-row>
        <table:table-row table:style-name="ro2">
          <table:table-cell office:value-type="string">
            <text:p>&lt;Crypto&gt; Entrada-Salida</text:p>
          </table:table-cell>
          <table:table-cell office:value-type="string">
            <text:p>Captura todas las transacciones entrantes (IN), salientes (OUT) y transferencias entre cuentas (INTRA)</text:p>
          </table:table-cell>
        </table:table-row>
        <table:table-row table:style-name="ro2">
          <table:table-cell office:value-type="string">
            <text:p>&lt;Crypto&gt; Impuesto</text:p>
          </table:table-cell>
          <table:table-cell office:value-type="string">
            <text:p>Cómputo de saldos y ganancias/pérdida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Tipos de tabla</text:p>
          </table:table-cell>
          <table:table-cell/>
        </table:table-row>
        <table:table-row table:style-name="ro2">
          <table:table-cell office:value-type="string">
            <text:p>Detalle del Flujo de Entrada</text:p>
          </table:table-cell>
          <table:table-cell office:value-type="string">
            <text:p>Transacciones que agregaron nueva criptomoneda a las cuentas (compra, etc.). Solo las transacciones de tipo EARN son eventos imponibles (intereses recibidos en criptomoneda).</text:p>
          </table:table-cell>
        </table:table-row>
        <table:table-row table:style-name="ro2">
          <table:table-cell office:value-type="string">
            <text:p>Detalle de salida</text:p>
          </table:table-cell>
          <table:table-cell office:value-type="string">
            <text:p>Transacciones que eliminaron cierta criptomoneda de las cuentas (venta, envío como regalo, etc.). Estos son eventos imponibles.</text:p>
          </table:table-cell>
        </table:table-row>
        <table:table-row table:style-name="ro2">
          <table:table-cell office:value-type="string">
            <text:p>Detalle de Intra-Flujo</text:p>
          </table:table-cell>
          <table:table-cell office:value-type="string">
            <text:p>Movimientos entre cuentas sin aumentar/disminuir el valor total de la criptomoneda poseída. La cantidad transferida no está sujeta a impuestos, pero la comisión de transferencia se considera una venta de criptomonedas y es un evento imponible</text:p>
          </table:table-cell>
        </table:table-row>
        <table:table-row table:style-name="ro2">
          <table:table-cell office:value-type="string">
            <text:p>Resumen de Ganancia / Pérdida</text:p>
          </table:table-cell>
          <table:table-cell office:value-type="string">
            <text:p>Ganancias y pérdidas calculadas para la criptomoneda dada, organizadas por año y tipo de ganancias de capital (LARGO o CORTO)</text:p>
          </table:table-cell>
        </table:table-row>
        <table:table-row table:style-name="ro2">
          <table:table-cell office:value-type="string">
            <text:p>Saldos de Cuenta</text:p>
          </table:table-cell>
          <table:table-cell office:value-type="string">
            <text:p>Saldos calculados de todas las cuentas. Útil para verificar que las transacciones de entrada se hayan ingresado correctamente. Si los valores no coinciden con los saldos reales, faltan algunos datos o son incorrectos</text:p>
          </table:table-cell>
        </table:table-row>
        <table:table-row table:style-name="ro2">
          <table:table-cell office:value-type="string">
            <text:p>Precio medio</text:p>
          </table:table-cell>
          <table:table-cell office:value-type="string">
            <text:p>Precio medio al que la criptomoneda fue adquirido</text:p>
          </table:table-cell>
        </table:table-row>
        <table:table-row table:style-name="ro2">
          <table:table-cell office:value-type="string">
            <text:p>Detalle de Ganancia / Pérdida</text:p>
          </table:table-cell>
          <table:table-cell office:value-type="string">
            <text:p>Cálculo detallado de ganancias y pérdidas: cada lote se divide en fracciones, que se utilizan para calcular la base del costo y la ganancia/pérdida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l Flujo de Entrada</text:p>
          </table:table-cell>
          <table:table-cell/>
        </table:table-row>
        <table:table-row table:style-name="ro2">
          <table:table-cell office:value-type="string">
            <text:p>Enviado/Vendido</text:p>
          </table:table-cell>
          <table:table-cell office:value-type="string">
            <text:p>Lotes que han sido enviados o vendidos, de acuerdo con el orden definido por el Método de Contabilidad (consultar la sección General)</text:p>
          </table:table-cell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monedero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Propietario de cuenta de Exchange o monedero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Tipo de transacción (COMPRA, REGALO, INTERÉS, STAKING, etc.)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Entrada crypto</text:p>
          </table:table-cell>
          <table:table-cell office:value-type="string">
            <text:p>Cuánta criptomoneda se adquirió con la transacción</text:p>
          </table:table-cell>
        </table:table-row>
        <table:table-row table:style-name="ro2">
          <table:table-cell office:value-type="string">
            <text:p>Entrada crypto suma acumulada</text:p>
          </table:table-cell>
          <table:table-cell office:value-type="string">
            <text:p>Suma acumulada de las criptomonedas recibida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UR Entrada sin comisión</text:p>
          </table:table-cell>
          <table:table-cell office:value-type="string">
            <text:p>EUR valor de la transacción sin comisiónes</text:p>
          </table:table-cell>
        </table:table-row>
        <table:table-row table:style-name="ro2">
          <table:table-cell office:value-type="string">
            <text:p>EUR Entrada con comisión</text:p>
          </table:table-cell>
          <table:table-cell office:value-type="string">
            <text:p>EUR valor de la transacción con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o identificador único específico del intercambio para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 salida</text:p>
          </table:table-cell>
          <table:table-cell/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monedero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Propietario de cuenta de Exchange o monedero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Tipo de transacción (DONAR, REGALAR, VENDER, etc.)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Salida crypto</text:p>
          </table:table-cell>
          <table:table-cell office:value-type="string">
            <text:p>Cuánta criptomoneda se envió con la transacción</text:p>
          </table:table-cell>
        </table:table-row>
        <table:table-row table:style-name="ro2">
          <table:table-cell office:value-type="string">
            <text:p>Comision crypto</text:p>
          </table:table-cell>
          <table:table-cell office:value-type="string">
            <text:p>Valor criptográfico de las comisiones</text:p>
          </table:table-cell>
        </table:table-row>
        <table:table-row table:style-name="ro2">
          <table:table-cell office:value-type="string">
            <text:p>Salida crypto suma acumulada</text:p>
          </table:table-cell>
          <table:table-cell office:value-type="string">
            <text:p>Suma acumulada de las criptomonedas enviadas</text:p>
          </table:table-cell>
        </table:table-row>
        <table:table-row table:style-name="ro2">
          <table:table-cell office:value-type="string">
            <text:p>Comision crypto suma acumulada</text:p>
          </table:table-cell>
          <table:table-cell office:value-type="string">
            <text:p>Suma acumulada de las comisiónes de criptomonedas</text:p>
          </table:table-cell>
        </table:table-row>
        <table:table-row table:style-name="ro2">
          <table:table-cell office:value-type="string">
            <text:p>EUR Salida</text:p>
          </table:table-cell>
          <table:table-cell office:value-type="string">
            <text:p>EUR valor de la transacción sin comisióne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o identificador único específico del intercambio para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ce41" office:value-type="string">
            <text:p>Detalle de Intra-Flujo</text:p>
          </table:table-cell>
          <table:table-cell/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Desde el intercambio</text:p>
          </table:table-cell>
          <table:table-cell office:value-type="string">
            <text:p>Intercambio o monedero desde el que se produjo la transferencia de criptografía (por ejemplo, Coinbase, Coinbase Pro, BlockFi, etc.)</text:p>
          </table:table-cell>
        </table:table-row>
        <table:table-row table:style-name="ro2">
          <table:table-cell office:value-type="string">
            <text:p>Desde el titular</text:p>
          </table:table-cell>
          <table:table-cell office:value-type="string">
            <text:p>Propietario de la cuenta de intercambio o billetera desde la cual se realizó la transferencia de criptomonedas</text:p>
          </table:table-cell>
        </table:table-row>
        <table:table-row table:style-name="ro2">
          <table:table-cell office:value-type="string">
            <text:p>Hacia el intercambio</text:p>
          </table:table-cell>
          <table:table-cell office:value-type="string">
            <text:p>Intercambio o billetera a la que se realizó la transferencia de criptografía (por ejemplo, Coinbase, Coinbase Pro, BlockFi, etc.)</text:p>
          </table:table-cell>
        </table:table-row>
        <table:table-row table:style-name="ro2">
          <table:table-cell office:value-type="string">
            <text:p>Hacia el titular</text:p>
          </table:table-cell>
          <table:table-cell office:value-type="string">
            <text:p>Propietario de la cuenta de intercambio o billetera a la cual se realizó la transferencia de criptomonedas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Crypto enviada</text:p>
          </table:table-cell>
          <table:table-cell office:value-type="string">
            <text:p>Cuánta criptomoneda se envió con la transacción</text:p>
          </table:table-cell>
        </table:table-row>
        <table:table-row table:style-name="ro2">
          <table:table-cell office:value-type="string">
            <text:p>Crypto recibida</text:p>
          </table:table-cell>
          <table:table-cell office:value-type="string">
            <text:p>Cuánta criptomoneda se recibió con la transacción</text:p>
          </table:table-cell>
        </table:table-row>
        <table:table-row table:style-name="ro2">
          <table:table-cell office:value-type="string">
            <text:p>Comision crypto</text:p>
          </table:table-cell>
          <table:table-cell office:value-type="string">
            <text:p>Valor criptográfico de las comisiones</text:p>
          </table:table-cell>
        </table:table-row>
        <table:table-row table:style-name="ro2">
          <table:table-cell office:value-type="string">
            <text:p>Comision crypto suma acumulada</text:p>
          </table:table-cell>
          <table:table-cell office:value-type="string">
            <text:p>Suma acumulada de las comisiónes de criptomoneda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de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Resumen de Ganancia / Pérdida</text:p>
          </table:table-cell>
          <table:table-cell/>
        </table:table-row>
        <table:table-row table:style-name="ro2">
          <table:table-cell office:value-type="string">
            <text:p>Año</text:p>
          </table:table-cell>
          <table:table-cell office:value-type="string">
            <text:p>Año de resumen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(por ejemplo, BTC, ETH, etc.)?</text:p>
          </table:table-cell>
        </table:table-row>
        <table:table-row table:style-name="ro2">
          <table:table-cell office:value-type="string">
            <text:p>Ganancias de capital</text:p>
          </table:table-cell>
          <table:table-cell office:value-type="string">
            <text:p>Suma de todas las ganancias de capital en EUR para transacciones del tipo de ganancias de capital dado</text:p>
          </table:table-cell>
        </table:table-row>
        <table:table-row table:style-name="ro2">
          <table:table-cell office:value-type="string">
            <text:p>Tipo de ganancias de capital</text:p>
          </table:table-cell>
          <table:table-cell office:value-type="string">
            <text:p>LARGO (&gt; 1 año) o CORTO (&lt; 1 año)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EARN (cripto ganada a través de intereses, etc.), GIFT (cripto dado), SOLD (cripto vendido) O INTRA (comisiónes por transferir cripto entre cuentas)</text:p>
          </table:table-cell>
        </table:table-row>
        <table:table-row table:style-name="ro2">
          <table:table-cell office:value-type="string">
            <text:p>Total imponible por criptomonedas</text:p>
          </table:table-cell>
          <table:table-cell office:value-type="string">
            <text:p>Suma de todos los eventos imponibles en cripto para transacciones del tipo de ganancias de capital dado</text:p>
          </table:table-cell>
        </table:table-row>
        <table:table-row table:style-name="ro2">
          <table:table-cell office:value-type="string">
            <text:p>EUR Total gravable</text:p>
          </table:table-cell>
          <table:table-cell office:value-type="string">
            <text:p>Suma de todos los eventos imponibles en EUR para transacciones del tipo de ganancias de capital dado</text:p>
          </table:table-cell>
        </table:table-row>
        <table:table-row table:style-name="ro2">
          <table:table-cell office:value-type="string">
            <text:p>EUR Costo base total</text:p>
          </table:table-cell>
          <table:table-cell office:value-type="string">
            <text:p>Suma de todas las bases de costo en EUR para transacciones del tipo de ganancias de capital dado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Saldos de Cuenta</text:p>
          </table:table-cell>
          <table:table-cell/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monedero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Nombre del titular de la cuenta de intercambio o billetera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Saldo adquirido</text:p>
          </table:table-cell>
          <table:table-cell office:value-type="string">
            <text:p>Saldo de todas las transacciones de BUY y EARN para un intercambio y titular dados</text:p>
          </table:table-cell>
        </table:table-row>
        <table:table-row table:style-name="ro2">
          <table:table-cell office:value-type="string">
            <text:p>Saldo enviado</text:p>
          </table:table-cell>
          <table:table-cell office:value-type="string">
            <text:p>Saldo de todas las transacciones SEND y SOLD para las cuales el intercambio y el titular dados son el remitente</text:p>
          </table:table-cell>
        </table:table-row>
        <table:table-row table:style-name="ro2">
          <table:table-cell office:value-type="string">
            <text:p>Saldo recibido</text:p>
          </table:table-cell>
          <table:table-cell office:value-type="string">
            <text:p>Saldo de todas las transacciones SEND y SOLD para las cuales el intercambio y el titular dados son el receptor</text:p>
          </table:table-cell>
        </table:table-row>
        <table:table-row table:style-name="ro2">
          <table:table-cell office:value-type="string">
            <text:p>Saldo final</text:p>
          </table:table-cell>
          <table:table-cell office:value-type="string">
            <text:p>Saldo final de todas las transacciones para un intercambio y titular determinado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Precio medio</text:p>
          </table:table-cell>
          <table:table-cell/>
        </table:table-row>
        <table:table-row table:style-name="ro2">
          <table:table-cell office:value-type="string">
            <text:p>Precio medio pagado por 1 crypto</text:p>
          </table:table-cell>
          <table:table-cell office:value-type="string">
            <text:p>Precio medio al que se adquirió la criptomoneda, en todas las transaccione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 Ganancia / Pérdida</text:p>
          </table:table-cell>
          <table:table-cell/>
        </table:table-row>
        <table:table-row table:style-name="ro2">
          <table:table-cell office:value-type="string">
            <text:p>Cantidad de criptomoneda</text:p>
          </table:table-cell>
          <table:table-cell office:value-type="string">
            <text:p>Cantidad de criptomoneda para la parte de evento imponible dada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(por ejemplo, BTC, ETH, etc.)?</text:p>
          </table:table-cell>
        </table:table-row>
        <table:table-row table:style-name="ro2">
          <table:table-cell office:value-type="string">
            <text:p>Importe crypto suma acumulada</text:p>
          </table:table-cell>
          <table:table-cell office:value-type="string">
            <text:p>Suma acumulada del monto de criptomonedas</text:p>
          </table:table-cell>
        </table:table-row>
        <table:table-row table:style-name="ro2">
          <table:table-cell office:value-type="string">
            <text:p>Ganancias de capital</text:p>
          </table:table-cell>
          <table:table-cell office:value-type="string">
            <text:p>Suma de todas las ganancias de capital en EUR para transacciones del tipo de ganancias de capital dado</text:p>
          </table:table-cell>
        </table:table-row>
        <table:table-row table:style-name="ro2">
          <table:table-cell office:value-type="string">
            <text:p>Tipo de ganancias de capital</text:p>
          </table:table-cell>
          <table:table-cell office:value-type="string">
            <text:p>LARGO (&gt; 1 año) o CORTO (&lt; 1 año)</text:p>
          </table:table-cell>
        </table:table-row>
        <table:table-row table:style-name="ro2">
          <table:table-cell office:value-type="string">
            <text:p>Marca de tiempo de evento imponible</text:p>
          </table:table-cell>
          <table:table-cell office:value-type="string">
            <text:p>Hora en que ocurrió el evento imponible.</text:p>
          </table:table-cell>
        </table:table-row>
        <table:table-row table:style-name="ro2">
          <table:table-cell office:value-type="string">
            <text:p>Dirección/tipo de evento imponible</text:p>
          </table:table-cell>
          <table:table-cell office:value-type="string">
            <text:p>Sentido (ENTRADA/SALIDA/INTRA) y tipo (COMPRA, VENDIDA, etc) del hecho imponible</text:p>
          </table:table-cell>
        </table:table-row>
        <table:table-row table:style-name="ro2">
          <table:table-cell office:value-type="string">
            <text:p>Fracción de evento imponible %</text:p>
          </table:table-cell>
          <table:table-cell office:value-type="string">
            <text:p>Porcentaje del evento gravable</text:p>
          </table:table-cell>
        </table:table-row>
        <table:table-row table:style-name="ro2">
          <table:table-cell office:value-type="string">
            <text:p>Cantidad de Fracción del evento imponible EUR</text:p>
          </table:table-cell>
          <table:table-cell office:value-type="string">
            <text:p>EUR cantidad de esta fracción de evento gravable</text:p>
          </table:table-cell>
        </table:table-row>
        <table:table-row table:style-name="ro2">
          <table:table-cell office:value-type="string">
            <text:p>Precio spot de evento imponible</text:p>
          </table:table-cell>
          <table:table-cell office:value-type="string">
            <text:p>Valor de 1 unidad de la criptomoneda en el momento en que ocurrió el evento imponible.</text:p>
          </table:table-cell>
        </table:table-row>
        <table:table-row table:style-name="ro2">
          <table:table-cell office:value-type="string">
            <text:p>Descripción de fracción de evento imponible</text:p>
          </table:table-cell>
          <table:table-cell office:value-type="string">
            <text:p>Descripción en inglés de esta fracción del evento imponible</text:p>
          </table:table-cell>
        </table:table-row>
        <table:table-row table:style-name="ro2">
          <table:table-cell office:value-type="string">
            <text:p>Marca de tiempo del lote adquirido</text:p>
          </table:table-cell>
          <table:table-cell office:value-type="string">
            <text:p>Hora en que se realizó la transacción interna.</text:p>
          </table:table-cell>
        </table:table-row>
        <table:table-row table:style-name="ro2">
          <table:table-cell office:value-type="string">
            <text:p>Fracción de lote adquirido %</text:p>
          </table:table-cell>
          <table:table-cell office:value-type="string">
            <text:p>Porcentaje de la transacción entrante</text:p>
          </table:table-cell>
        </table:table-row>
        <table:table-row table:style-name="ro2">
          <table:table-cell office:value-type="string">
            <text:p>Lote adquirido EUR Cantidad de Fracción</text:p>
          </table:table-cell>
          <table:table-cell office:value-type="string">
            <text:p>EUR cantidad de esta fracción de transacción</text:p>
          </table:table-cell>
        </table:table-row>
        <table:table-row table:style-name="ro2">
          <table:table-cell office:value-type="string">
            <text:p>Lote adquirido EUR Fracción de comisión</text:p>
          </table:table-cell>
          <table:table-cell office:value-type="string">
            <text:p>EUR comisión de esta fracción de transacción</text:p>
          </table:table-cell>
        </table:table-row>
        <table:table-row table:style-name="ro2">
          <table:table-cell office:value-type="string">
            <text:p>Lote adquirido EUR Base de costo</text:p>
          </table:table-cell>
          <table:table-cell office:value-type="string">
            <text:p>EUR costo base de esta fracción de transacción</text:p>
          </table:table-cell>
        </table:table-row>
        <table:table-row table:style-name="ro2">
          <table:table-cell office:value-type="string">
            <text:p>Precio al contado del lote adquirido</text:p>
          </table:table-cell>
          <table:table-cell office:value-type="string">
            <text:p>Valor de 1 unidad de la criptomoneda en el momento en que ocurrió la transacción interna.</text:p>
          </table:table-cell>
        </table:table-row>
        <table:table-row table:style-name="ro2">
          <table:table-cell office:value-type="string">
            <text:p>Descripción de la fracción del lote adquirido</text:p>
          </table:table-cell>
          <table:table-cell office:value-type="string">
            <text:p>Descripción en inglés de esta fracción en transacción</text:p>
          </table:table-cell>
        </table:table-row>
      </table:table>
      <table:table table:name="Resumen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Resumen de ganancia / pérdida anual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Total en USD</text:p>
          </table:table-cell>
          <table:table-cell/>
        </table:table-row>
        <table:table-row table:style-name="ro2"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</table:table-row>
        <table:table-row>
          <table:table-cell table:formula="=HYPERLINK(&quot;#B1 Impuesto.a23:z23&quot;; 2020)" table:style-name="transparent_default"/>
          <table:table-cell table:formula="=HYPERLINK(&quot;#B1 Impuesto.a23:z23&quot;; &quot;B1&quot;)" table:style-name="transparent_default"/>
          <table:table-cell table:formula="=HYPERLINK(&quot;#B1 Impuesto.a23:z23&quot;; 97.0000000000000000)" table:style-name="transparent_fiat"/>
          <table:table-cell table:formula="=HYPERLINK(&quot;#B1 Impuesto.a23:z23&quot;; &quot;CORTO&quot;)" table:style-name="transparent_default"/>
          <table:table-cell table:formula="=HYPERLINK(&quot;#B1 Impuesto.a23:z23&quot;; &quot;SELL&quot;)" table:style-name="transparent_default"/>
          <table:table-cell table:formula="=HYPERLINK(&quot;#B1 Impuesto.a23:z23&quot;; 10.00000000000)" table:style-name="transparent_crypto"/>
          <table:table-cell table:formula="=HYPERLINK(&quot;#B1 Impuesto.a23:z23&quot;; 198.0000000000000000)" table:style-name="transparent_fiat"/>
          <table:table-cell table:formula="=HYPERLINK(&quot;#B1 Impuesto.a23:z23&quot;; 101.0000000000000000)" table:style-name="transparent_fiat"/>
          <table:table-cell/>
        </table:table-row>
        <table:table-row>
          <table:table-cell table:formula="=HYPERLINK(&quot;#B2 Impuesto.a23:z23&quot;; 2020)" table:style-name="transparent_default"/>
          <table:table-cell table:formula="=HYPERLINK(&quot;#B2 Impuesto.a23:z23&quot;; &quot;B2&quot;)" table:style-name="transparent_default"/>
          <table:table-cell table:formula="=HYPERLINK(&quot;#B2 Impuesto.a23:z23&quot;; 121.25000000000000000)" table:style-name="transparent_fiat"/>
          <table:table-cell table:formula="=HYPERLINK(&quot;#B2 Impuesto.a23:z23&quot;; &quot;CORTO&quot;)" table:style-name="transparent_default"/>
          <table:table-cell table:formula="=HYPERLINK(&quot;#B2 Impuesto.a23:z23&quot;; &quot;SELL&quot;)" table:style-name="transparent_default"/>
          <table:table-cell table:formula="=HYPERLINK(&quot;#B2 Impuesto.a23:z23&quot;; 12.50000000000)" table:style-name="transparent_crypto"/>
          <table:table-cell table:formula="=HYPERLINK(&quot;#B2 Impuesto.a23:z23&quot;; 247.50000000000000000)" table:style-name="transparent_fiat"/>
          <table:table-cell table:formula="=HYPERLINK(&quot;#B2 Impuesto.a23:z23&quot;; 126.25000000000000000)" table:style-name="transparent_fiat"/>
          <table:table-cell/>
        </table:table-row>
        <table:table-row>
          <table:table-cell table:formula="=HYPERLINK(&quot;#B3 Impuesto.a43:z43&quot;; 2021)" table:style-name="transparent_default"/>
          <table:table-cell table:formula="=HYPERLINK(&quot;#B3 Impuesto.a43:z43&quot;; &quot;B3&quot;)" table:style-name="transparent_default"/>
          <table:table-cell table:formula="=HYPERLINK(&quot;#B3 Impuesto.a43:z43&quot;; -2487.33333333333333333333333333)" table:style-name="transparent_fiat"/>
          <table:table-cell table:formula="=HYPERLINK(&quot;#B3 Impuesto.a43:z43&quot;; &quot;CORTO&quot;)" table:style-name="transparent_default"/>
          <table:table-cell table:formula="=HYPERLINK(&quot;#B3 Impuesto.a43:z43&quot;; &quot;MOVE&quot;)" table:style-name="transparent_default"/>
          <table:table-cell table:formula="=HYPERLINK(&quot;#B3 Impuesto.a43:z43&quot;; 0.91000000000)" table:style-name="transparent_crypto"/>
          <table:table-cell table:formula="=HYPERLINK(&quot;#B3 Impuesto.a43:z43&quot;; 10374.0000000000000000)" table:style-name="transparent_fiat"/>
          <table:table-cell table:formula="=HYPERLINK(&quot;#B3 Impuesto.a43:z43&quot;; 12861.33333333333333333333333333)" table:style-name="transparent_fiat"/>
          <table:table-cell/>
        </table:table-row>
        <table:table-row>
          <table:table-cell table:formula="=HYPERLINK(&quot;#B3 Impuesto.a36:z36&quot;; 2020)" table:style-name="transparent_default"/>
          <table:table-cell table:formula="=HYPERLINK(&quot;#B3 Impuesto.a36:z36&quot;; &quot;B3&quot;)" table:style-name="transparent_default"/>
          <table:table-cell table:formula="=HYPERLINK(&quot;#B3 Impuesto.a36:z36&quot;; 109.333333333333333333333333330)" table:style-name="transparent_fiat"/>
          <table:table-cell table:formula="=HYPERLINK(&quot;#B3 Impuesto.a36:z36&quot;; &quot;CORTO&quot;)" table:style-name="transparent_default"/>
          <table:table-cell table:formula="=HYPERLINK(&quot;#B3 Impuesto.a36:z36&quot;; &quot;SELL&quot;)" table:style-name="transparent_default"/>
          <table:table-cell table:formula="=HYPERLINK(&quot;#B3 Impuesto.a36:z36&quot;; 2.83000000000)" table:style-name="transparent_crypto"/>
          <table:table-cell table:formula="=HYPERLINK(&quot;#B3 Impuesto.a36:z36&quot;; 36840.00000000000000000000000000)" table:style-name="transparent_fiat"/>
          <table:table-cell table:formula="=HYPERLINK(&quot;#B3 Impuesto.a36:z36&quot;; 36730.66666666666666666666666667)" table:style-name="transparent_fiat"/>
          <table:table-cell/>
        </table:table-row>
        <table:table-row>
          <table:table-cell table:formula="=HYPERLINK(&quot;#B3 Impuesto.a36:z36&quot;; 2020)" table:style-name="transparent_default"/>
          <table:table-cell table:formula="=HYPERLINK(&quot;#B3 Impuesto.a36:z36&quot;; &quot;B3&quot;)" table:style-name="transparent_default"/>
          <table:table-cell table:formula="=HYPERLINK(&quot;#B3 Impuesto.a36:z36&quot;; 13000.000000000000000)" table:style-name="transparent_fiat"/>
          <table:table-cell table:formula="=HYPERLINK(&quot;#B3 Impuesto.a36:z36&quot;; &quot;CORTO&quot;)" table:style-name="transparent_default"/>
          <table:table-cell table:formula="=HYPERLINK(&quot;#B3 Impuesto.a36:z36&quot;; &quot;INTEREST&quot;)" table:style-name="transparent_default"/>
          <table:table-cell table:formula="=HYPERLINK(&quot;#B3 Impuesto.a36:z36&quot;; 1.00000000000)" table:style-name="transparent_crypto"/>
          <table:table-cell table:formula="=HYPERLINK(&quot;#B3 Impuesto.a36:z36&quot;; 13000.000000000000000)" table:style-name="transparent_fiat"/>
          <table:table-cell table:formula="=HYPERLINK(&quot;#B3 Impuesto.a36:z36&quot;; 0)" table:style-name="transparent_fiat"/>
          <table:table-cell/>
        </table:table-row>
        <table:table-row>
          <table:table-cell table:formula="=HYPERLINK(&quot;#B3 Impuesto.a36:z36&quot;; 2020)" table:style-name="transparent_default"/>
          <table:table-cell table:formula="=HYPERLINK(&quot;#B3 Impuesto.a36:z36&quot;; &quot;B3&quot;)" table:style-name="transparent_default"/>
          <table:table-cell table:formula="=HYPERLINK(&quot;#B3 Impuesto.a36:z36&quot;; 1494.0000000000000000)" table:style-name="transparent_fiat"/>
          <table:table-cell table:formula="=HYPERLINK(&quot;#B3 Impuesto.a36:z36&quot;; &quot;LARGO&quot;)" table:style-name="transparent_default"/>
          <table:table-cell table:formula="=HYPERLINK(&quot;#B3 Impuesto.a36:z36&quot;; &quot;SELL&quot;)" table:style-name="transparent_default"/>
          <table:table-cell table:formula="=HYPERLINK(&quot;#B3 Impuesto.a36:z36&quot;; 0.18000000000)" table:style-name="transparent_crypto"/>
          <table:table-cell table:formula="=HYPERLINK(&quot;#B3 Impuesto.a36:z36&quot;; 2160.0000000000000000)" table:style-name="transparent_fiat"/>
          <table:table-cell table:formula="=HYPERLINK(&quot;#B3 Impuesto.a36:z36&quot;; 666.00000000000)" table:style-name="transparent_fiat"/>
          <table:table-cell/>
        </table:table-row>
        <table:table-row>
          <table:table-cell table:formula="=HYPERLINK(&quot;#B3 Impuesto.a32:z32&quot;; 2019)" table:style-name="transparent_default"/>
          <table:table-cell table:formula="=HYPERLINK(&quot;#B3 Impuesto.a32:z32&quot;; &quot;B3&quot;)" table:style-name="transparent_default"/>
          <table:table-cell table:formula="=HYPERLINK(&quot;#B3 Impuesto.a32:z32&quot;; 13600.000000000000000)" table:style-name="transparent_fiat"/>
          <table:table-cell table:formula="=HYPERLINK(&quot;#B3 Impuesto.a32:z32&quot;; &quot;CORTO&quot;)" table:style-name="transparent_default"/>
          <table:table-cell table:formula="=HYPERLINK(&quot;#B3 Impuesto.a32:z32&quot;; &quot;SELL&quot;)" table:style-name="transparent_default"/>
          <table:table-cell table:formula="=HYPERLINK(&quot;#B3 Impuesto.a32:z32&quot;; 2.00000000000)" table:style-name="transparent_crypto"/>
          <table:table-cell table:formula="=HYPERLINK(&quot;#B3 Impuesto.a32:z32&quot;; 21000.000000000000000)" table:style-name="transparent_fiat"/>
          <table:table-cell table:formula="=HYPERLINK(&quot;#B3 Impuesto.a32:z32&quot;; 7400.00000000000)" table:style-name="transparent_fiat"/>
          <table:table-cell/>
        </table:table-row>
        <table:table-row>
          <table:table-cell table:formula="=HYPERLINK(&quot;#B3 Impuesto.a32:z32&quot;; 2019)" table:style-name="transparent_default"/>
          <table:table-cell table:formula="=HYPERLINK(&quot;#B3 Impuesto.a32:z32&quot;; &quot;B3&quot;)" table:style-name="transparent_default"/>
          <table:table-cell table:formula="=HYPERLINK(&quot;#B3 Impuesto.a32:z32&quot;; 8774.0000000000000000)" table:style-name="transparent_fiat"/>
          <table:table-cell table:formula="=HYPERLINK(&quot;#B3 Impuesto.a32:z32&quot;; &quot;CORTO&quot;)" table:style-name="transparent_default"/>
          <table:table-cell table:formula="=HYPERLINK(&quot;#B3 Impuesto.a32:z32&quot;; &quot;MOVE&quot;)" table:style-name="transparent_default"/>
          <table:table-cell table:formula="=HYPERLINK(&quot;#B3 Impuesto.a32:z32&quot;; 0.82000000000)" table:style-name="transparent_crypto"/>
          <table:table-cell table:formula="=HYPERLINK(&quot;#B3 Impuesto.a32:z32&quot;; 11808.0000000000000000)" table:style-name="transparent_fiat"/>
          <table:table-cell table:formula="=HYPERLINK(&quot;#B3 Impuesto.a32:z32&quot;; 3034.00000000000)" table:style-name="transparent_fiat"/>
          <table:table-cell/>
        </table:table-row>
        <table:table-row>
          <table:table-cell table:formula="=HYPERLINK(&quot;#B3 Impuesto.a32:z32&quot;; 2019)" table:style-name="transparent_default"/>
          <table:table-cell table:formula="=HYPERLINK(&quot;#B3 Impuesto.a32:z32&quot;; &quot;B3&quot;)" table:style-name="transparent_default"/>
          <table:table-cell table:formula="=HYPERLINK(&quot;#B3 Impuesto.a32:z32&quot;; 12000.000000000000000)" table:style-name="transparent_fiat"/>
          <table:table-cell table:formula="=HYPERLINK(&quot;#B3 Impuesto.a32:z32&quot;; &quot;CORTO&quot;)" table:style-name="transparent_default"/>
          <table:table-cell table:formula="=HYPERLINK(&quot;#B3 Impuesto.a32:z32&quot;; &quot;INTEREST&quot;)" table:style-name="transparent_default"/>
          <table:table-cell table:formula="=HYPERLINK(&quot;#B3 Impuesto.a32:z32&quot;; 1.00000000000)" table:style-name="transparent_crypto"/>
          <table:table-cell table:formula="=HYPERLINK(&quot;#B3 Impuesto.a32:z32&quot;; 12000.000000000000000)" table:style-name="transparent_fiat"/>
          <table:table-cell table:formula="=HYPERLINK(&quot;#B3 Impuesto.a32:z32&quot;; 0)" table:style-name="transparent_fiat"/>
          <table:table-cell/>
        </table:table-row>
        <table:table-row>
          <table:table-cell table:formula="=HYPERLINK(&quot;#B4 Impuesto.a23:z23&quot;; 2020)" table:style-name="transparent_default"/>
          <table:table-cell table:formula="=HYPERLINK(&quot;#B4 Impuesto.a23:z23&quot;; &quot;B4&quot;)" table:style-name="transparent_default"/>
          <table:table-cell table:formula="=HYPERLINK(&quot;#B4 Impuesto.a23:z23&quot;; 28.800000000000000000)" table:style-name="transparent_fiat"/>
          <table:table-cell table:formula="=HYPERLINK(&quot;#B4 Impuesto.a23:z23&quot;; &quot;CORTO&quot;)" table:style-name="transparent_default"/>
          <table:table-cell table:formula="=HYPERLINK(&quot;#B4 Impuesto.a23:z23&quot;; &quot;FEE&quot;)" table:style-name="transparent_default"/>
          <table:table-cell table:formula="=HYPERLINK(&quot;#B4 Impuesto.a23:z23&quot;; 3.00000000000)" table:style-name="transparent_crypto"/>
          <table:table-cell table:formula="=HYPERLINK(&quot;#B4 Impuesto.a23:z23&quot;; 60.000000000000000000)" table:style-name="transparent_fiat"/>
          <table:table-cell table:formula="=HYPERLINK(&quot;#B4 Impuesto.a23:z23&quot;; 31.200000000000000000)" table:style-name="transparent_fiat"/>
          <table:table-cell/>
        </table:table-row>
      </table:table>
      <table:named-expressions/>
      <text:variable-decls/>
      <text:user-field-decls/>
      <table:table table:name="B1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ypto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crypto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1 Entrada-Salida.a10:z10&quot;; &quot;2020-02-12 17:50:00+00:00&quot;)" table:style-name="taxable_event_default"/>
          <table:table-cell table:formula="=HYPERLINK(&quot;#B1 Entrada-Salida.a10:z10&quot;; &quot;OUT / SELL&quot;)" table:style-name="taxable_event_default"/>
          <table:table-cell table:formula="=HYPERLINK(&quot;#B1 Entrada-Salida.a10:z10&quot;; 1)" table:style-name="taxable_event_percent"/>
          <table:table-cell table:formula="=HYPERLINK(&quot;#B1 Entrada-Salida.a10:z10&quot;; 198.0000000000000000)" table:style-name="highlighted_fiat"/>
          <table:table-cell table:formula="=HYPERLINK(&quot;#B1 Entrada-Salida.a10:z10&quot;; 20.00000000000)" table:style-name="taxable_event_fiat"/>
          <table:table-cell table:formula="=HYPERLINK(&quot;#B1 Entrada-Salida.a10:z10&quot;; &quot;&quot;)" table:style-name="taxable_event_fiat"/>
          <table:table-cell table:formula="=HYPERLINK(&quot;#B1 Entrada-Salida.a10:z10&quot;; &quot;1/1: 10.00000000 of 10.00000000 B1&quot;)" table:style-name="taxable_event_note_default"/>
          <table:table-cell table:formula="=HYPERLINK(&quot;#B1 Entrada-Salida.a4:z4&quot;; &quot;2020-01-01 08:41:00+00:00&quot;)" table:style-name="acquired_lot_default"/>
          <table:table-cell table:formula="=HYPERLINK(&quot;#B1 Entrada-Salida.a4:z4&quot;; 1)" table:style-name="acquired_lot_percent"/>
          <table:table-cell table:formula="=HYPERLINK(&quot;#B1 Entrada-Salida.a4:z4&quot;; 101.0000000000000000)" table:style-name="acquired_lot_fiat"/>
          <table:table-cell table:formula="=HYPERLINK(&quot;#B1 Entrada-Salida.a4:z4&quot;; 1.00000000000)" table:style-name="acquired_lot_fiat"/>
          <table:table-cell table:formula="=HYPERLINK(&quot;#B1 Entrada-Salida.a4:z4&quot;; 101.0000000000000000)" table:style-name="highlighted_fiat"/>
          <table:table-cell table:formula="=HYPERLINK(&quot;#B1 Entrada-Salida.a4:z4&quot;; 10.00000000000)" table:style-name="acquired_lot_fiat"/>
          <table:table-cell table:formula="=HYPERLINK(&quot;#B1 Entrada-Salida.a4:z4&quot;; &quot;&quot;)" table:style-name="acquired_lot_fiat"/>
          <table:table-cell table:formula="=HYPERLINK(&quot;#B1 Entrada-Salida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ypto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crypto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1:z11&quot;; &quot;2020-02-11 17:50:00+00:00&quot;)" table:style-name="taxable_event_default"/>
          <table:table-cell table:formula="=HYPERLINK(&quot;#B2 Entrada-Salida.a11:z11&quot;; &quot;OUT / SELL&quot;)" table:style-name="taxable_event_default"/>
          <table:table-cell table:formula="=HYPERLINK(&quot;#B2 Entrada-Salida.a11:z11&quot;; 1)" table:style-name="taxable_event_percent"/>
          <table:table-cell table:formula="=HYPERLINK(&quot;#B2 Entrada-Salida.a11:z11&quot;; 49.50000000000000000)" table:style-name="highlighted_fiat"/>
          <table:table-cell table:formula="=HYPERLINK(&quot;#B2 Entrada-Salida.a11:z11&quot;; 20.00000000000)" table:style-name="taxable_event_fiat"/>
          <table:table-cell table:formula="=HYPERLINK(&quot;#B2 Entrada-Salida.a11:z11&quot;; &quot;&quot;)" table:style-name="taxable_event_fiat"/>
          <table:table-cell table:formula="=HYPERLINK(&quot;#B2 Entrada-Salida.a11:z11&quot;; &quot;1/1: 2.50000000 of 2.50000000 B2&quot;)" table:style-name="taxable_event_note_default"/>
          <table:table-cell table:formula="=HYPERLINK(&quot;#B2 Entrada-Salida.a4:z4&quot;; &quot;2020-01-01 08:41:00+00:00&quot;)" table:style-name="acquired_lot_default"/>
          <table:table-cell table:formula="=HYPERLINK(&quot;#B2 Entrada-Salida.a4:z4&quot;; 0.25)" table:style-name="acquired_lot_percent"/>
          <table:table-cell table:formula="=HYPERLINK(&quot;#B2 Entrada-Salida.a4:z4&quot;; 25.25000000000000000)" table:style-name="acquired_lot_fiat"/>
          <table:table-cell table:formula="=HYPERLINK(&quot;#B2 Entrada-Salida.a4:z4&quot;; 0.2500000000000)" table:style-name="acquired_lot_fiat"/>
          <table:table-cell table:formula="=HYPERLINK(&quot;#B2 Entrada-Salida.a4:z4&quot;; 25.25000000000000000)" table:style-name="highlighted_fiat"/>
          <table:table-cell table:formula="=HYPERLINK(&quot;#B2 Entrada-Salida.a4:z4&quot;; 10.00000000000)" table:style-name="acquired_lot_fiat"/>
          <table:table-cell table:formula="=HYPERLINK(&quot;#B2 Entrada-Salida.a4:z4&quot;; &quot;&quot;)" table:style-name="acquired_lot_fiat"/>
          <table:table-cell table:formula="=HYPERLINK(&quot;#B2 Entrada-Salida.a4:z4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2:z12&quot;; &quot;2020-03-11 17:50:00+00:00&quot;)" table:style-name="taxable_event_alt_default"/>
          <table:table-cell table:formula="=HYPERLINK(&quot;#B2 Entrada-Salida.a12:z12&quot;; &quot;OUT / SELL&quot;)" table:style-name="taxable_event_alt_default"/>
          <table:table-cell table:formula="=HYPERLINK(&quot;#B2 Entrada-Salida.a12:z12&quot;; 0.75)" table:style-name="taxable_event_alt_percent"/>
          <table:table-cell table:formula="=HYPERLINK(&quot;#B2 Entrada-Salida.a12:z12&quot;; 148.5000000000000000)" table:style-name="highlighted_fiat"/>
          <table:table-cell table:formula="=HYPERLINK(&quot;#B2 Entrada-Salida.a12:z12&quot;; 20.00000000000)" table:style-name="taxable_event_alt_fiat"/>
          <table:table-cell table:formula="=HYPERLINK(&quot;#B2 Entrada-Salida.a12:z12&quot;; &quot;&quot;)" table:style-name="taxable_event_alt_fiat"/>
          <table:table-cell table:formula="=HYPERLINK(&quot;#B2 Entrada-Salida.a12:z12&quot;; &quot;1/2: 7.50000000 of 10.00000000 B2&quot;)" table:style-name="taxable_event_note_default"/>
          <table:table-cell table:formula="=HYPERLINK(&quot;#B2 Entrada-Salida.a4:z4&quot;; &quot;2020-01-01 08:41:00+00:00&quot;)" table:style-name="acquired_lot_default"/>
          <table:table-cell table:formula="=HYPERLINK(&quot;#B2 Entrada-Salida.a4:z4&quot;; 0.75)" table:style-name="acquired_lot_percent"/>
          <table:table-cell table:formula="=HYPERLINK(&quot;#B2 Entrada-Salida.a4:z4&quot;; 75.75000000000000000)" table:style-name="acquired_lot_fiat"/>
          <table:table-cell table:formula="=HYPERLINK(&quot;#B2 Entrada-Salida.a4:z4&quot;; 0.7500000000000)" table:style-name="acquired_lot_fiat"/>
          <table:table-cell table:formula="=HYPERLINK(&quot;#B2 Entrada-Salida.a4:z4&quot;; 75.75000000000000000)" table:style-name="highlighted_fiat"/>
          <table:table-cell table:formula="=HYPERLINK(&quot;#B2 Entrada-Salida.a4:z4&quot;; 10.00000000000)" table:style-name="acquired_lot_fiat"/>
          <table:table-cell table:formula="=HYPERLINK(&quot;#B2 Entrada-Salida.a4:z4&quot;; &quot;&quot;)" table:style-name="acquired_lot_fiat"/>
          <table:table-cell table:formula="=HYPERLINK(&quot;#B2 Entrada-Salida.a4:z4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2:z12&quot;; &quot;2020-03-11 17:50:00+00:00&quot;)" table:style-name="taxable_event_alt_default"/>
          <table:table-cell table:formula="=HYPERLINK(&quot;#B2 Entrada-Salida.a12:z12&quot;; &quot;OUT / SELL&quot;)" table:style-name="taxable_event_alt_default"/>
          <table:table-cell table:formula="=HYPERLINK(&quot;#B2 Entrada-Salida.a12:z12&quot;; 0.25)" table:style-name="taxable_event_alt_percent"/>
          <table:table-cell table:formula="=HYPERLINK(&quot;#B2 Entrada-Salida.a12:z12&quot;; 49.50000000000000000)" table:style-name="highlighted_fiat"/>
          <table:table-cell table:formula="=HYPERLINK(&quot;#B2 Entrada-Salida.a12:z12&quot;; 20.00000000000)" table:style-name="taxable_event_alt_fiat"/>
          <table:table-cell table:formula="=HYPERLINK(&quot;#B2 Entrada-Salida.a12:z12&quot;; &quot;&quot;)" table:style-name="taxable_event_alt_fiat"/>
          <table:table-cell table:formula="=HYPERLINK(&quot;#B2 Entrada-Salida.a12:z12&quot;; &quot;2/2: 2.50000000 of 10.00000000 B2&quot;)" table:style-name="taxable_event_note_default"/>
          <table:table-cell table:formula="=HYPERLINK(&quot;#B2 Entrada-Salida.a5:z5&quot;; &quot;2020-02-01 08:41:00+00:00&quot;)" table:style-name="acquired_lot_alt_default"/>
          <table:table-cell table:formula="=HYPERLINK(&quot;#B2 Entrada-Salida.a5:z5&quot;; 0.25)" table:style-name="acquired_lot_alt_percent"/>
          <table:table-cell table:formula="=HYPERLINK(&quot;#B2 Entrada-Salida.a5:z5&quot;; 25.25000000000000000)" table:style-name="acquired_lot_alt_fiat"/>
          <table:table-cell table:formula="=HYPERLINK(&quot;#B2 Entrada-Salida.a5:z5&quot;; 0.2500000000000)" table:style-name="acquired_lot_alt_fiat"/>
          <table:table-cell table:formula="=HYPERLINK(&quot;#B2 Entrada-Salida.a5:z5&quot;; 25.25000000000000000)" table:style-name="highlighted_fiat"/>
          <table:table-cell table:formula="=HYPERLINK(&quot;#B2 Entrada-Salida.a5:z5&quot;; 10.00000000000)" table:style-name="acquired_lot_alt_fiat"/>
          <table:table-cell table:formula="=HYPERLINK(&quot;#B2 Entrada-Salida.a5:z5&quot;; &quot;&quot;)" table:style-name="acquired_lot_alt_fiat"/>
          <table:table-cell table:formula="=HYPERLINK(&quot;#B2 Entrada-Salida.a5:z5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3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8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GIFT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3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4000.0" office:value-type="float" table:style-name="taxable_event_fiat"/>
          <table:table-cell office:value="1.0" office:value-type="float" table:style-name="taxable_event_crypto"/>
          <table:table-cell office:value="0.01" office:value-type="float" table:style-name="taxable_event_crypto"/>
          <table:table-cell office:value="5.0" office:value-type="float" table:style-name="taxable_event_crypto"/>
          <table:table-cell office:value="0.01" office:value-type="float" table:style-name="taxable_event_crypto"/>
          <table:table-cell office:value="14000.0" office:value-type="float" table:style-name="highlighted_fiat"/>
          <table:table-cell office:value="140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ypto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1-21 18:33:14.3420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="11400.0" office:value-type="float" table:style-name="taxable_event_border_fiat"/>
          <table:table-cell office:value="1.0" office:value-type="float" table:style-name="taxable_event_border_crypto"/>
          <table:table-cell office:value="0.09" office:value-type="float" table:style-name="taxable_event_border_crypto"/>
          <table:table-cell office:value="0.91" office:value-type="float" table:style-name="taxable_event_border_crypto"/>
          <table:table-cell office:value="1.73" office:value-type="float" table:style-name="taxable_event_border_crypto"/>
          <table:table-cell office:value="10374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-2487.3333333333335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MOVE</text:p>
          </table:table-cell>
          <table:table-cell office:value="0.91" office:value-type="float" table:style-name="transparent_crypto"/>
          <table:table-cell office:value="10374.0" office:value-type="float" table:style-name="taxable_event_fiat"/>
          <table:table-cell office:value="12861.333333333334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09.33333333333333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SELL</text:p>
          </table:table-cell>
          <table:table-cell office:value="2.83" office:value-type="float" table:style-name="transparent_border_crypto"/>
          <table:table-cell office:value="36840.0" office:value-type="float" table:style-name="taxable_event_border_fiat"/>
          <table:table-cell office:value="36730.666666666664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494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SELL</text:p>
          </table:table-cell>
          <table:table-cell office:value="0.18" office:value-type="float" table:style-name="transparent_crypto"/>
          <table:table-cell office:value="2160.0" office:value-type="float" table:style-name="taxable_event_fiat"/>
          <table:table-cell office:value="666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9" office:value-type="float" table:style-name="transparent_crypto"/>
          <table:table-cell office:value="1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1.0" office:value-type="float" table:style-name="transparent_crypto"/>
          <table:table-cell office:value="6.01" office:value-type="float" table:style-name="transparent_crypto"/>
          <table:table-cell office:value="0.0" office:value-type="float" table:style-name="transparent_crypto"/>
          <table:table-cell office:value="4.9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6.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846.15384615384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crypto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63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4:z14&quot;; &quot;2019-11-11 11:15:00+00:00&quot;)" table:style-name="taxable_event_default"/>
          <table:table-cell table:formula="=HYPERLINK(&quot;#B3 Entrada-Salida.a14:z14&quot;; &quot;OUT / SELL&quot;)" table:style-name="taxable_event_default"/>
          <table:table-cell table:formula="=HYPERLINK(&quot;#B3 Entrada-Salida.a14:z14&quot;; 1)" table:style-name="taxable_event_percent"/>
          <table:table-cell table:formula="=HYPERLINK(&quot;#B3 Entrada-Salida.a14:z14&quot;; 10000.000000000000000)" table:style-name="highlighted_fiat"/>
          <table:table-cell table:formula="=HYPERLINK(&quot;#B3 Entrada-Salida.a14:z14&quot;; 10000.00000000000)" table:style-name="taxable_event_fiat"/>
          <table:table-cell table:formula="=HYPERLINK(&quot;#B3 Entrada-Salida.a14:z14&quot;; &quot;&quot;)" table:style-name="taxable_event_fiat"/>
          <table:table-cell table:formula="=HYPERLINK(&quot;#B3 Entrada-Salida.a14:z14&quot;; &quot;1/1: 1.00000000 of 1.00000000 B3&quot;)" table:style-name="taxable_event_note_default"/>
          <table:table-cell table:formula="=HYPERLINK(&quot;#B3 Entrada-Salida.a4:z4&quot;; &quot;2019-01-01 08:41:00+00:00&quot;)" table:style-name="acquired_lot_default"/>
          <table:table-cell table:formula="=HYPERLINK(&quot;#B3 Entrada-Salida.a4:z4&quot;; 0.3333333333333333333333333333333)" table:style-name="acquired_lot_percent"/>
          <table:table-cell table:formula="=HYPERLINK(&quot;#B3 Entrada-Salida.a4:z4&quot;; 3700.00000000000)" table:style-name="acquired_lot_fiat"/>
          <table:table-cell table:formula="=HYPERLINK(&quot;#B3 Entrada-Salida.a4:z4&quot;; 33.33333333333333333333333333333)" table:style-name="acquired_lot_fiat"/>
          <table:table-cell table:formula="=HYPERLINK(&quot;#B3 Entrada-Salida.a4:z4&quot;; 3700.00000000000)" table:style-name="highlighted_fiat"/>
          <table:table-cell table:formula="=HYPERLINK(&quot;#B3 Entrada-Salida.a4:z4&quot;; 11000.00000000000)" table:style-name="acquired_lot_fiat"/>
          <table:table-cell table:formula="=HYPERLINK(&quot;#B3 Entrada-Salida.a4:z4&quot;; &quot;&quot;)" table:style-name="acquired_lot_fiat"/>
          <table:table-cell table:formula="=HYPERLINK(&quot;#B3 Entrada-Salida.a4:z4&quot;; &quot;1/4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5:z15&quot;; &quot;2019-12-11 19:58:00+00:00&quot;)" table:style-name="taxable_event_alt_default"/>
          <table:table-cell table:formula="=HYPERLINK(&quot;#B3 Entrada-Salida.a15:z15&quot;; &quot;OUT / SELL&quot;)" table:style-name="taxable_event_alt_default"/>
          <table:table-cell table:formula="=HYPERLINK(&quot;#B3 Entrada-Salida.a15:z15&quot;; 1)" table:style-name="taxable_event_alt_percent"/>
          <table:table-cell table:formula="=HYPERLINK(&quot;#B3 Entrada-Salida.a15:z15&quot;; 11000.000000000000000)" table:style-name="highlighted_fiat"/>
          <table:table-cell table:formula="=HYPERLINK(&quot;#B3 Entrada-Salida.a15:z15&quot;; 11000.00000000000)" table:style-name="taxable_event_alt_fiat"/>
          <table:table-cell table:formula="=HYPERLINK(&quot;#B3 Entrada-Salida.a15:z15&quot;; &quot;&quot;)" table:style-name="taxable_event_alt_fiat"/>
          <table:table-cell table:formula="=HYPERLINK(&quot;#B3 Entrada-Salida.a15:z15&quot;; &quot;1/1: 1.00000000 of 1.00000000 B3&quot;)" table:style-name="taxable_event_note_default"/>
          <table:table-cell table:formula="=HYPERLINK(&quot;#B3 Entrada-Salida.a4:z4&quot;; &quot;2019-01-01 08:41:00+00:00&quot;)" table:style-name="acquired_lot_default"/>
          <table:table-cell table:formula="=HYPERLINK(&quot;#B3 Entrada-Salida.a4:z4&quot;; 0.3333333333333333333333333333333)" table:style-name="acquired_lot_percent"/>
          <table:table-cell table:formula="=HYPERLINK(&quot;#B3 Entrada-Salida.a4:z4&quot;; 3700.00000000000)" table:style-name="acquired_lot_fiat"/>
          <table:table-cell table:formula="=HYPERLINK(&quot;#B3 Entrada-Salida.a4:z4&quot;; 33.33333333333333333333333333333)" table:style-name="acquired_lot_fiat"/>
          <table:table-cell table:formula="=HYPERLINK(&quot;#B3 Entrada-Salida.a4:z4&quot;; 3700.00000000000)" table:style-name="highlighted_fiat"/>
          <table:table-cell table:formula="=HYPERLINK(&quot;#B3 Entrada-Salida.a4:z4&quot;; 11000.00000000000)" table:style-name="acquired_lot_fiat"/>
          <table:table-cell table:formula="=HYPERLINK(&quot;#B3 Entrada-Salida.a4:z4&quot;; &quot;&quot;)" table:style-name="acquired_lot_fiat"/>
          <table:table-cell table:formula="=HYPERLINK(&quot;#B3 Entrada-Salida.a4:z4&quot;; &quot;2/4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24:z24&quot;; &quot;2019-12-21 12:58:10+00:00&quot;)" table:style-name="taxable_event_default"/>
          <table:table-cell table:formula="=HYPERLINK(&quot;#B3 Entrada-Salida.a24:z24&quot;; &quot;INTRA / MOVE&quot;)" table:style-name="taxable_event_default"/>
          <table:table-cell table:formula="=HYPERLINK(&quot;#B3 Entrada-Salida.a24:z24&quot;; 1)" table:style-name="taxable_event_percent"/>
          <table:table-cell table:formula="=HYPERLINK(&quot;#B3 Entrada-Salida.a24:z24&quot;; 11808.0000000000000000)" table:style-name="highlighted_fiat"/>
          <table:table-cell table:formula="=HYPERLINK(&quot;#B3 Entrada-Salida.a24:z24&quot;; 14400.00000000000)" table:style-name="taxable_event_fiat"/>
          <table:table-cell table:formula="=HYPERLINK(&quot;#B3 Entrada-Salida.a24:z24&quot;; &quot;&quot;)" table:style-name="taxable_event_fiat"/>
          <table:table-cell table:formula="=HYPERLINK(&quot;#B3 Entrada-Salida.a24:z24&quot;; &quot;1/1: 0.82000000 of 0.82000000 B3&quot;)" table:style-name="taxable_event_note_default"/>
          <table:table-cell table:formula="=HYPERLINK(&quot;#B3 Entrada-Salida.a4:z4&quot;; &quot;2019-01-01 08:41:00+00:00&quot;)" table:style-name="acquired_lot_default"/>
          <table:table-cell table:formula="=HYPERLINK(&quot;#B3 Entrada-Salida.a4:z4&quot;; 0.2733333333333333333333333333333)" table:style-name="acquired_lot_percent"/>
          <table:table-cell table:formula="=HYPERLINK(&quot;#B3 Entrada-Salida.a4:z4&quot;; 3034.00000000000)" table:style-name="acquired_lot_fiat"/>
          <table:table-cell table:formula="=HYPERLINK(&quot;#B3 Entrada-Salida.a4:z4&quot;; 27.33333333333333333333333333333)" table:style-name="acquired_lot_fiat"/>
          <table:table-cell table:formula="=HYPERLINK(&quot;#B3 Entrada-Salida.a4:z4&quot;; 3034.00000000000)" table:style-name="highlighted_fiat"/>
          <table:table-cell table:formula="=HYPERLINK(&quot;#B3 Entrada-Salida.a4:z4&quot;; 11000.00000000000)" table:style-name="acquired_lot_fiat"/>
          <table:table-cell table:formula="=HYPERLINK(&quot;#B3 Entrada-Salida.a4:z4&quot;; &quot;&quot;)" table:style-name="acquired_lot_fiat"/>
          <table:table-cell table:formula="=HYPERLINK(&quot;#B3 Entrada-Salida.a4:z4&quot;; &quot;3/4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5:z5&quot;; &quot;2019-12-31 11:18:00+00:00&quot;)" table:style-name="taxable_event_alt_default"/>
          <table:table-cell table:formula="=HYPERLINK(&quot;#B3 Entrada-Salida.a5:z5&quot;; &quot;IN / INTEREST&quot;)" table:style-name="taxable_event_alt_default"/>
          <table:table-cell table:formula="=HYPERLINK(&quot;#B3 Entrada-Salida.a5:z5&quot;; 1)" table:style-name="taxable_event_alt_percent"/>
          <table:table-cell table:formula="=HYPERLINK(&quot;#B3 Entrada-Salida.a5:z5&quot;; 12000.000000000000000)" table:style-name="highlighted_fiat"/>
          <table:table-cell table:formula="=HYPERLINK(&quot;#B3 Entrada-Salida.a5:z5&quot;; 12000.00000000000)" table:style-name="taxable_event_alt_fiat"/>
          <table:table-cell table:formula="=HYPERLINK(&quot;#B3 Entrada-Salida.a5:z5&quot;; &quot;&quot;)" table:style-name="taxable_event_alt_fiat"/>
          <table:table-cell table:formula="=HYPERLINK(&quot;#B3 Entrada-Salida.a5:z5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0" office:value-type="float" table:style-name="transparent_border_crypto"/>
          <table:table-cell office:value="1494.0" office:value-type="float" table:style-name="transparent_border_fiat"/>
          <table:table-cell office:value-type="string" table:style-name="transparent_border_default">
            <text:p>LARGO</text:p>
          </table:table-cell>
          <table:table-cell table:formula="=HYPERLINK(&quot;#B3 Entrada-Salida.a16:z16&quot;; &quot;2020-01-11 07:10:00+00:00&quot;)" table:style-name="taxable_event_border_default"/>
          <table:table-cell table:formula="=HYPERLINK(&quot;#B3 Entrada-Salida.a16:z16&quot;; &quot;OUT / SELL&quot;)" table:style-name="taxable_event_border_default"/>
          <table:table-cell table:formula="=HYPERLINK(&quot;#B3 Entrada-Salida.a16:z16&quot;; 0.18)" table:style-name="taxable_event_border_percent"/>
          <table:table-cell table:formula="=HYPERLINK(&quot;#B3 Entrada-Salida.a16:z16&quot;; 2160.0000000000000000)" table:style-name="highlighted_border_fiat"/>
          <table:table-cell table:formula="=HYPERLINK(&quot;#B3 Entrada-Salida.a16:z16&quot;; 12000.00000000000)" table:style-name="taxable_event_border_fiat"/>
          <table:table-cell table:formula="=HYPERLINK(&quot;#B3 Entrada-Salida.a16:z16&quot;; &quot;&quot;)" table:style-name="taxable_event_border_fiat"/>
          <table:table-cell table:formula="=HYPERLINK(&quot;#B3 Entrada-Salida.a16:z16&quot;; &quot;1/2: 0.18000000 of 1.00000000 B3&quot;)" table:style-name="taxable_event_note_border_default"/>
          <table:table-cell table:formula="=HYPERLINK(&quot;#B3 Entrada-Salida.a4:z4&quot;; &quot;2019-01-01 08:41:00+00:00&quot;)" table:style-name="acquired_lot_border_default"/>
          <table:table-cell table:formula="=HYPERLINK(&quot;#B3 Entrada-Salida.a4:z4&quot;; 0.06)" table:style-name="acquired_lot_border_percent"/>
          <table:table-cell table:formula="=HYPERLINK(&quot;#B3 Entrada-Salida.a4:z4&quot;; 666.00000000000)" table:style-name="acquired_lot_border_fiat"/>
          <table:table-cell table:formula="=HYPERLINK(&quot;#B3 Entrada-Salida.a4:z4&quot;; 6.0000000000000)" table:style-name="acquired_lot_border_fiat"/>
          <table:table-cell table:formula="=HYPERLINK(&quot;#B3 Entrada-Salida.a4:z4&quot;; 666.00000000000)" table:style-name="highlighted_border_fiat"/>
          <table:table-cell table:formula="=HYPERLINK(&quot;#B3 Entrada-Salida.a4:z4&quot;; 11000.00000000000)" table:style-name="acquired_lot_border_fiat"/>
          <table:table-cell table:formula="=HYPERLINK(&quot;#B3 Entrada-Salida.a4:z4&quot;; &quot;&quot;)" table:style-name="acquired_lot_border_fiat"/>
          <table:table-cell table:formula="=HYPERLINK(&quot;#B3 Entrada-Salida.a4:z4&quot;; &quot;4/4: 0.18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4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6:z16&quot;; &quot;2020-01-11 07:10:00+00:00&quot;)" table:style-name="taxable_event_default"/>
          <table:table-cell table:formula="=HYPERLINK(&quot;#B3 Entrada-Salida.a16:z16&quot;; &quot;OUT / SELL&quot;)" table:style-name="taxable_event_default"/>
          <table:table-cell table:formula="=HYPERLINK(&quot;#B3 Entrada-Salida.a16:z16&quot;; 0.82)" table:style-name="taxable_event_percent"/>
          <table:table-cell table:formula="=HYPERLINK(&quot;#B3 Entrada-Salida.a16:z16&quot;; 9840.0000000000000000)" table:style-name="highlighted_fiat"/>
          <table:table-cell table:formula="=HYPERLINK(&quot;#B3 Entrada-Salida.a16:z16&quot;; 12000.00000000000)" table:style-name="taxable_event_fiat"/>
          <table:table-cell table:formula="=HYPERLINK(&quot;#B3 Entrada-Salida.a16:z16&quot;; &quot;&quot;)" table:style-name="taxable_event_fiat"/>
          <table:table-cell table:formula="=HYPERLINK(&quot;#B3 Entrada-Salida.a16:z16&quot;; &quot;2/2: 0.82000000 of 1.00000000 B3&quot;)" table:style-name="taxable_event_note_default"/>
          <table:table-cell table:formula="=HYPERLINK(&quot;#B3 Entrada-Salida.a5:z5&quot;; &quot;2019-12-31 11:18:00+00:00&quot;)" table:style-name="acquired_lot_alt_default"/>
          <table:table-cell table:formula="=HYPERLINK(&quot;#B3 Entrada-Salida.a5:z5&quot;; 0.82)" table:style-name="acquired_lot_alt_percent"/>
          <table:table-cell table:formula="=HYPERLINK(&quot;#B3 Entrada-Salida.a5:z5&quot;; 9840.0000000000000000)" table:style-name="acquired_lot_alt_fiat"/>
          <table:table-cell table:formula="=HYPERLINK(&quot;#B3 Entrada-Salida.a5:z5&quot;; 0.00)" table:style-name="acquired_lot_alt_fiat"/>
          <table:table-cell table:formula="=HYPERLINK(&quot;#B3 Entrada-Salida.a5:z5&quot;; 9840.0000000000000000)" table:style-name="highlighted_fiat"/>
          <table:table-cell table:formula="=HYPERLINK(&quot;#B3 Entrada-Salida.a5:z5&quot;; 12000.00000000000)" table:style-name="acquired_lot_alt_fiat"/>
          <table:table-cell table:formula="=HYPERLINK(&quot;#B3 Entrada-Salida.a5:z5&quot;; &quot;&quot;)" table:style-name="acquired_lot_alt_fiat"/>
          <table:table-cell table:formula="=HYPERLINK(&quot;#B3 Entrada-Salida.a5:z5&quot;; &quot;1/2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6:z6&quot;; &quot;2020-02-01 09:45:00+00:00&quot;)" table:style-name="taxable_event_alt_default"/>
          <table:table-cell table:formula="=HYPERLINK(&quot;#B3 Entrada-Salida.a6:z6&quot;; &quot;IN / INTEREST&quot;)" table:style-name="taxable_event_alt_default"/>
          <table:table-cell table:formula="=HYPERLINK(&quot;#B3 Entrada-Salida.a6:z6&quot;; 1)" table:style-name="taxable_event_alt_percent"/>
          <table:table-cell table:formula="=HYPERLINK(&quot;#B3 Entrada-Salida.a6:z6&quot;; 13000.000000000000000)" table:style-name="highlighted_fiat"/>
          <table:table-cell table:formula="=HYPERLINK(&quot;#B3 Entrada-Salida.a6:z6&quot;; 13000.00000000000)" table:style-name="taxable_event_alt_fiat"/>
          <table:table-cell table:formula="=HYPERLINK(&quot;#B3 Entrada-Salida.a6:z6&quot;; &quot;&quot;)" table:style-name="taxable_event_alt_fiat"/>
          <table:table-cell table:formula="=HYPERLINK(&quot;#B3 Entrada-Salida.a6:z6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18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7:z17&quot;; &quot;2020-02-12 17:50:00+00:00&quot;)" table:style-name="taxable_event_default"/>
          <table:table-cell table:formula="=HYPERLINK(&quot;#B3 Entrada-Salida.a17:z17&quot;; &quot;OUT / SELL&quot;)" table:style-name="taxable_event_default"/>
          <table:table-cell table:formula="=HYPERLINK(&quot;#B3 Entrada-Salida.a17:z17&quot;; 0.18)" table:style-name="taxable_event_percent"/>
          <table:table-cell table:formula="=HYPERLINK(&quot;#B3 Entrada-Salida.a17:z17&quot;; 2340.0000000000000000)" table:style-name="highlighted_fiat"/>
          <table:table-cell table:formula="=HYPERLINK(&quot;#B3 Entrada-Salida.a17:z17&quot;; 13000.00000000000)" table:style-name="taxable_event_fiat"/>
          <table:table-cell table:formula="=HYPERLINK(&quot;#B3 Entrada-Salida.a17:z17&quot;; &quot;&quot;)" table:style-name="taxable_event_fiat"/>
          <table:table-cell table:formula="=HYPERLINK(&quot;#B3 Entrada-Salida.a17:z17&quot;; &quot;1/2: 0.18000000 of 1.00000000 B3&quot;)" table:style-name="taxable_event_note_default"/>
          <table:table-cell table:formula="=HYPERLINK(&quot;#B3 Entrada-Salida.a5:z5&quot;; &quot;2019-12-31 11:18:00+00:00&quot;)" table:style-name="acquired_lot_alt_default"/>
          <table:table-cell table:formula="=HYPERLINK(&quot;#B3 Entrada-Salida.a5:z5&quot;; 0.18)" table:style-name="acquired_lot_alt_percent"/>
          <table:table-cell table:formula="=HYPERLINK(&quot;#B3 Entrada-Salida.a5:z5&quot;; 2160.0000000000000000)" table:style-name="acquired_lot_alt_fiat"/>
          <table:table-cell table:formula="=HYPERLINK(&quot;#B3 Entrada-Salida.a5:z5&quot;; 0.00)" table:style-name="acquired_lot_alt_fiat"/>
          <table:table-cell table:formula="=HYPERLINK(&quot;#B3 Entrada-Salida.a5:z5&quot;; 2160.0000000000000000)" table:style-name="highlighted_fiat"/>
          <table:table-cell table:formula="=HYPERLINK(&quot;#B3 Entrada-Salida.a5:z5&quot;; 12000.00000000000)" table:style-name="acquired_lot_alt_fiat"/>
          <table:table-cell table:formula="=HYPERLINK(&quot;#B3 Entrada-Salida.a5:z5&quot;; &quot;&quot;)" table:style-name="acquired_lot_alt_fiat"/>
          <table:table-cell table:formula="=HYPERLINK(&quot;#B3 Entrada-Salida.a5:z5&quot;; &quot;2/2: 0.1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7:z17&quot;; &quot;2020-02-12 17:50:00+00:00&quot;)" table:style-name="taxable_event_default"/>
          <table:table-cell table:formula="=HYPERLINK(&quot;#B3 Entrada-Salida.a17:z17&quot;; &quot;OUT / SELL&quot;)" table:style-name="taxable_event_default"/>
          <table:table-cell table:formula="=HYPERLINK(&quot;#B3 Entrada-Salida.a17:z17&quot;; 0.82)" table:style-name="taxable_event_percent"/>
          <table:table-cell table:formula="=HYPERLINK(&quot;#B3 Entrada-Salida.a17:z17&quot;; 10660.000000000000000)" table:style-name="highlighted_fiat"/>
          <table:table-cell table:formula="=HYPERLINK(&quot;#B3 Entrada-Salida.a17:z17&quot;; 13000.00000000000)" table:style-name="taxable_event_fiat"/>
          <table:table-cell table:formula="=HYPERLINK(&quot;#B3 Entrada-Salida.a17:z17&quot;; &quot;&quot;)" table:style-name="taxable_event_fiat"/>
          <table:table-cell table:formula="=HYPERLINK(&quot;#B3 Entrada-Salida.a17:z17&quot;; &quot;2/2: 0.82000000 of 1.00000000 B3&quot;)" table:style-name="taxable_event_note_default"/>
          <table:table-cell table:formula="=HYPERLINK(&quot;#B3 Entrada-Salida.a6:z6&quot;; &quot;2020-02-01 09:45:00+00:00&quot;)" table:style-name="acquired_lot_default"/>
          <table:table-cell table:formula="=HYPERLINK(&quot;#B3 Entrada-Salida.a6:z6&quot;; 0.82)" table:style-name="acquired_lot_percent"/>
          <table:table-cell table:formula="=HYPERLINK(&quot;#B3 Entrada-Salida.a6:z6&quot;; 10660.000000000000000)" table:style-name="acquired_lot_fiat"/>
          <table:table-cell table:formula="=HYPERLINK(&quot;#B3 Entrada-Salida.a6:z6&quot;; 0.00)" table:style-name="acquired_lot_fiat"/>
          <table:table-cell table:formula="=HYPERLINK(&quot;#B3 Entrada-Salida.a6:z6&quot;; 10660.000000000000000)" table:style-name="highlighted_fiat"/>
          <table:table-cell table:formula="=HYPERLINK(&quot;#B3 Entrada-Salida.a6:z6&quot;; 13000.00000000000)" table:style-name="acquired_lot_fiat"/>
          <table:table-cell table:formula="=HYPERLINK(&quot;#B3 Entrada-Salida.a6:z6&quot;; &quot;&quot;)" table:style-name="acquired_lot_fiat"/>
          <table:table-cell table:formula="=HYPERLINK(&quot;#B3 Entrada-Salida.a6:z6&quot;; &quot;1/2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3</text:p>
          </table:table-cell>
          <table:table-cell office:value="7.0" office:value-type="float" table:style-name="transparent_crypto"/>
          <table:table-cell office:value="155.04950495049505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8:z18&quot;; &quot;2020-04-11 05:31:00+00:00&quot;)" table:style-name="taxable_event_alt_default"/>
          <table:table-cell table:formula="=HYPERLINK(&quot;#B3 Entrada-Salida.a18:z18&quot;; &quot;OUT / SELL&quot;)" table:style-name="taxable_event_alt_default"/>
          <table:table-cell table:formula="=HYPERLINK(&quot;#B3 Entrada-Salida.a18:z18&quot;; 0.1782178217821782178217821782178)" table:style-name="taxable_event_alt_percent"/>
          <table:table-cell table:formula="=HYPERLINK(&quot;#B3 Entrada-Salida.a18:z18&quot;; 2495.049504950495049504950495050)" table:style-name="highlighted_fiat"/>
          <table:table-cell table:formula="=HYPERLINK(&quot;#B3 Entrada-Salida.a18:z18&quot;; 14000.00000000000)" table:style-name="taxable_event_alt_fiat"/>
          <table:table-cell table:formula="=HYPERLINK(&quot;#B3 Entrada-Salida.a18:z18&quot;; &quot;&quot;)" table:style-name="taxable_event_alt_fiat"/>
          <table:table-cell table:formula="=HYPERLINK(&quot;#B3 Entrada-Salida.a18:z18&quot;; &quot;1/2: 0.18000000 of 1.01000000 B3&quot;)" table:style-name="taxable_event_note_default"/>
          <table:table-cell table:formula="=HYPERLINK(&quot;#B3 Entrada-Salida.a6:z6&quot;; &quot;2020-02-01 09:45:00+00:00&quot;)" table:style-name="acquired_lot_default"/>
          <table:table-cell table:formula="=HYPERLINK(&quot;#B3 Entrada-Salida.a6:z6&quot;; 0.18)" table:style-name="acquired_lot_percent"/>
          <table:table-cell table:formula="=HYPERLINK(&quot;#B3 Entrada-Salida.a6:z6&quot;; 2340.0000000000000000)" table:style-name="acquired_lot_fiat"/>
          <table:table-cell table:formula="=HYPERLINK(&quot;#B3 Entrada-Salida.a6:z6&quot;; 0.00)" table:style-name="acquired_lot_fiat"/>
          <table:table-cell table:formula="=HYPERLINK(&quot;#B3 Entrada-Salida.a6:z6&quot;; 2340.0000000000000000)" table:style-name="highlighted_fiat"/>
          <table:table-cell table:formula="=HYPERLINK(&quot;#B3 Entrada-Salida.a6:z6&quot;; 13000.00000000000)" table:style-name="acquired_lot_fiat"/>
          <table:table-cell table:formula="=HYPERLINK(&quot;#B3 Entrada-Salida.a6:z6&quot;; &quot;&quot;)" table:style-name="acquired_lot_fiat"/>
          <table:table-cell table:formula="=HYPERLINK(&quot;#B3 Entrada-Salida.a6:z6&quot;; &quot;2/2: 0.1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3" office:value-type="float" table:style-name="transparent_crypto"/>
          <table:table-cell office:value-type="string" table:style-name="transparent_default">
            <text:p>B3</text:p>
          </table:table-cell>
          <table:table-cell office:value="7.83" office:value-type="float" table:style-name="transparent_crypto"/>
          <table:table-cell office:value="-225.7161716171617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8:z18&quot;; &quot;2020-04-11 05:31:00+00:00&quot;)" table:style-name="taxable_event_alt_default"/>
          <table:table-cell table:formula="=HYPERLINK(&quot;#B3 Entrada-Salida.a18:z18&quot;; &quot;OUT / SELL&quot;)" table:style-name="taxable_event_alt_default"/>
          <table:table-cell table:formula="=HYPERLINK(&quot;#B3 Entrada-Salida.a18:z18&quot;; 0.8217821782178217821782178217822)" table:style-name="taxable_event_alt_percent"/>
          <table:table-cell table:formula="=HYPERLINK(&quot;#B3 Entrada-Salida.a18:z18&quot;; 11504.95049504950495049504950495)" table:style-name="highlighted_fiat"/>
          <table:table-cell table:formula="=HYPERLINK(&quot;#B3 Entrada-Salida.a18:z18&quot;; 14000.00000000000)" table:style-name="taxable_event_alt_fiat"/>
          <table:table-cell table:formula="=HYPERLINK(&quot;#B3 Entrada-Salida.a18:z18&quot;; &quot;&quot;)" table:style-name="taxable_event_alt_fiat"/>
          <table:table-cell table:formula="=HYPERLINK(&quot;#B3 Entrada-Salida.a18:z18&quot;; &quot;2/2: 0.83000000 of 1.01000000 B3&quot;)" table:style-name="taxable_event_note_default"/>
          <table:table-cell table:formula="=HYPERLINK(&quot;#B3 Entrada-Salida.a7:z7&quot;; &quot;2020-04-01 09:45:00+00:00&quot;)" table:style-name="acquired_lot_alt_default"/>
          <table:table-cell table:formula="=HYPERLINK(&quot;#B3 Entrada-Salida.a7:z7&quot;; 0.2766666666666666666666666666667)" table:style-name="acquired_lot_alt_percent"/>
          <table:table-cell table:formula="=HYPERLINK(&quot;#B3 Entrada-Salida.a7:z7&quot;; 11730.66666666666666666666666667)" table:style-name="acquired_lot_alt_fiat"/>
          <table:table-cell table:formula="=HYPERLINK(&quot;#B3 Entrada-Salida.a7:z7&quot;; 110.6666666666666666666666666667)" table:style-name="acquired_lot_alt_fiat"/>
          <table:table-cell table:formula="=HYPERLINK(&quot;#B3 Entrada-Salida.a7:z7&quot;; 11730.66666666666666666666666667)" table:style-name="highlighted_fiat"/>
          <table:table-cell table:formula="=HYPERLINK(&quot;#B3 Entrada-Salida.a7:z7&quot;; 14000.00000000000)" table:style-name="acquired_lot_alt_fiat"/>
          <table:table-cell table:formula="=HYPERLINK(&quot;#B3 Entrada-Salida.a7:z7&quot;; &quot;&quot;)" table:style-name="acquired_lot_alt_fiat"/>
          <table:table-cell table:formula="=HYPERLINK(&quot;#B3 Entrada-Salida.a7:z7&quot;; &quot;1/2: 0.83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1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8.74" office:value-type="float" table:style-name="transparent_border_crypto"/>
          <table:table-cell office:value="-2487.3333333333335" office:value-type="float" table:style-name="transparent_border_fiat"/>
          <table:table-cell office:value-type="string" table:style-name="transparent_border_default">
            <text:p>CORTO</text:p>
          </table:table-cell>
          <table:table-cell table:formula="=HYPERLINK(&quot;#B3 Entrada-Salida.a25:z25&quot;; &quot;2021-01-21 18:33:14.342000+00:00&quot;)" table:style-name="taxable_event_border_default"/>
          <table:table-cell table:formula="=HYPERLINK(&quot;#B3 Entrada-Salida.a25:z25&quot;; &quot;INTRA / MOVE&quot;)" table:style-name="taxable_event_border_default"/>
          <table:table-cell table:formula="=HYPERLINK(&quot;#B3 Entrada-Salida.a25:z25&quot;; 1)" table:style-name="taxable_event_border_percent"/>
          <table:table-cell table:formula="=HYPERLINK(&quot;#B3 Entrada-Salida.a25:z25&quot;; 10374.0000000000000000)" table:style-name="highlighted_border_fiat"/>
          <table:table-cell table:formula="=HYPERLINK(&quot;#B3 Entrada-Salida.a25:z25&quot;; 11400.00000000000)" table:style-name="taxable_event_border_fiat"/>
          <table:table-cell table:formula="=HYPERLINK(&quot;#B3 Entrada-Salida.a25:z25&quot;; &quot;&quot;)" table:style-name="taxable_event_border_fiat"/>
          <table:table-cell table:formula="=HYPERLINK(&quot;#B3 Entrada-Salida.a25:z25&quot;; &quot;1/1: 0.91000000 of 0.91000000 B3&quot;)" table:style-name="taxable_event_note_border_default"/>
          <table:table-cell table:formula="=HYPERLINK(&quot;#B3 Entrada-Salida.a7:z7&quot;; &quot;2020-04-01 09:45:00+00:00&quot;)" table:style-name="acquired_lot_alt_border_default"/>
          <table:table-cell table:formula="=HYPERLINK(&quot;#B3 Entrada-Salida.a7:z7&quot;; 0.3033333333333333333333333333333)" table:style-name="acquired_lot_alt_border_percent"/>
          <table:table-cell table:formula="=HYPERLINK(&quot;#B3 Entrada-Salida.a7:z7&quot;; 12861.33333333333333333333333333)" table:style-name="acquired_lot_alt_border_fiat"/>
          <table:table-cell table:formula="=HYPERLINK(&quot;#B3 Entrada-Salida.a7:z7&quot;; 121.3333333333333333333333333333)" table:style-name="acquired_lot_alt_border_fiat"/>
          <table:table-cell table:formula="=HYPERLINK(&quot;#B3 Entrada-Salida.a7:z7&quot;; 12861.33333333333333333333333333)" table:style-name="highlighted_border_fiat"/>
          <table:table-cell table:formula="=HYPERLINK(&quot;#B3 Entrada-Salida.a7:z7&quot;; 14000.00000000000)" table:style-name="acquired_lot_alt_border_fiat"/>
          <table:table-cell table:formula="=HYPERLINK(&quot;#B3 Entrada-Salida.a7:z7&quot;; &quot;&quot;)" table:style-name="acquired_lot_alt_border_fiat"/>
          <table:table-cell table:formula="=HYPERLINK(&quot;#B3 Entrada-Salida.a7:z7&quot;; &quot;2/2: 0.91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1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20.0" office:value-type="float" table:style-name="taxable_event_fiat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60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Fee-only trans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ypto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8.8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FEE</text:p>
          </table:table-cell>
          <table:table-cell office:value="3.0" office:value-type="float" table:style-name="transparent_crypto"/>
          <table:table-cell office:value="60.0" office:value-type="float" table:style-name="taxable_event_fiat"/>
          <table:table-cell office:value="31.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crypto"/>
          <table:table-cell office:value="8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81818181818182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crypto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9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1:z11&quot;; &quot;2020-03-11 17:50:00+00:00&quot;)" table:style-name="taxable_event_default"/>
          <table:table-cell table:formula="=HYPERLINK(&quot;#B4 Entrada-Salida.a11:z11&quot;; &quot;OUT / FEE&quot;)" table:style-name="taxable_event_default"/>
          <table:table-cell table:formula="=HYPERLINK(&quot;#B4 Entrada-Salida.a11:z11&quot;; 0.3333333333333333333333333333333)" table:style-name="taxable_event_percent"/>
          <table:table-cell table:formula="=HYPERLINK(&quot;#B4 Entrada-Salida.a11:z11&quot;; 20.000000000000000000)" table:style-name="highlighted_fiat"/>
          <table:table-cell table:formula="=HYPERLINK(&quot;#B4 Entrada-Salida.a11:z11&quot;; 20.00000000000)" table:style-name="taxable_event_fiat"/>
          <table:table-cell table:formula="=HYPERLINK(&quot;#B4 Entrada-Salida.a11:z11&quot;; &quot;&quot;)" table:style-name="taxable_event_fiat"/>
          <table:table-cell table:formula="=HYPERLINK(&quot;#B4 Entrada-Salida.a11:z11&quot;; &quot;1/2: 1.00000000 of 3.00000000 B4&quot;)" table:style-name="taxable_event_note_default"/>
          <table:table-cell table:formula="=HYPERLINK(&quot;#B4 Entrada-Salida.a4:z4&quot;; &quot;2020-01-01 08:41:00+00:00&quot;)" table:style-name="acquired_lot_default"/>
          <table:table-cell table:formula="=HYPERLINK(&quot;#B4 Entrada-Salida.a4:z4&quot;; 1)" table:style-name="acquired_lot_percent"/>
          <table:table-cell table:formula="=HYPERLINK(&quot;#B4 Entrada-Salida.a4:z4&quot;; 11.000000000000000000)" table:style-name="acquired_lot_fiat"/>
          <table:table-cell table:formula="=HYPERLINK(&quot;#B4 Entrada-Salida.a4:z4&quot;; 1.00000000000)" table:style-name="acquired_lot_fiat"/>
          <table:table-cell table:formula="=HYPERLINK(&quot;#B4 Entrada-Salida.a4:z4&quot;; 11.000000000000000000)" table:style-name="highlighted_fiat"/>
          <table:table-cell table:formula="=HYPERLINK(&quot;#B4 Entrada-Salida.a4:z4&quot;; 10.00000000000)" table:style-name="acquired_lot_fiat"/>
          <table:table-cell table:formula="=HYPERLINK(&quot;#B4 Entrada-Salida.a4:z4&quot;; &quot;&quot;)" table:style-name="acquired_lot_fiat"/>
          <table:table-cell table:formula="=HYPERLINK(&quot;#B4 Entrada-Salida.a4:z4&quot;; &quot;1/1: 1.0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19.8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1:z11&quot;; &quot;2020-03-11 17:50:00+00:00&quot;)" table:style-name="taxable_event_default"/>
          <table:table-cell table:formula="=HYPERLINK(&quot;#B4 Entrada-Salida.a11:z11&quot;; &quot;OUT / FEE&quot;)" table:style-name="taxable_event_default"/>
          <table:table-cell table:formula="=HYPERLINK(&quot;#B4 Entrada-Salida.a11:z11&quot;; 0.6666666666666666666666666666667)" table:style-name="taxable_event_percent"/>
          <table:table-cell table:formula="=HYPERLINK(&quot;#B4 Entrada-Salida.a11:z11&quot;; 40.00000000000000000)" table:style-name="highlighted_fiat"/>
          <table:table-cell table:formula="=HYPERLINK(&quot;#B4 Entrada-Salida.a11:z11&quot;; 20.00000000000)" table:style-name="taxable_event_fiat"/>
          <table:table-cell table:formula="=HYPERLINK(&quot;#B4 Entrada-Salida.a11:z11&quot;; &quot;&quot;)" table:style-name="taxable_event_fiat"/>
          <table:table-cell table:formula="=HYPERLINK(&quot;#B4 Entrada-Salida.a11:z11&quot;; &quot;2/2: 2.00000000 of 3.00000000 B4&quot;)" table:style-name="taxable_event_note_default"/>
          <table:table-cell table:formula="=HYPERLINK(&quot;#B4 Entrada-Salida.a5:z5&quot;; &quot;2020-02-01 09:10:00+00:00&quot;)" table:style-name="acquired_lot_alt_default"/>
          <table:table-cell table:formula="=HYPERLINK(&quot;#B4 Entrada-Salida.a5:z5&quot;; 0.2)" table:style-name="acquired_lot_alt_percent"/>
          <table:table-cell table:formula="=HYPERLINK(&quot;#B4 Entrada-Salida.a5:z5&quot;; 20.20000000000000000)" table:style-name="acquired_lot_alt_fiat"/>
          <table:table-cell table:formula="=HYPERLINK(&quot;#B4 Entrada-Salida.a5:z5&quot;; 0.200000000000)" table:style-name="acquired_lot_alt_fiat"/>
          <table:table-cell table:formula="=HYPERLINK(&quot;#B4 Entrada-Salida.a5:z5&quot;; 20.20000000000000000)" table:style-name="highlighted_fiat"/>
          <table:table-cell table:formula="=HYPERLINK(&quot;#B4 Entrada-Salida.a5:z5&quot;; 10.00000000000)" table:style-name="acquired_lot_alt_fiat"/>
          <table:table-cell table:formula="=HYPERLINK(&quot;#B4 Entrada-Salida.a5:z5&quot;; &quot;&quot;)" table:style-name="acquired_lot_alt_fiat"/>
          <table:table-cell table:formula="=HYPERLINK(&quot;#B4 Entrada-Salida.a5:z5&quot;; &quot;1/1: 2.00000000 of 10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8" number:min-decimal-places="8" number:min-integer-digits="1"/>
    </number:number-style>
    <number:percentage-style style:name="N112" number:title="User-defined">
      <number:number number:decimal-places="3" number:min-decimal-places="3" number:min-integer-digits="1"/>
      <number:text>%</number:text>
    </number:percentage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8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4">
      <style:table-cell-properties fo:background-color="#ffffff"/>
    </style:style>
    <style:style style:name="transparent_5f_crypto" style:display-name="transparent_crypto" style:family="table-cell" style:parent-style-name="RP2" style:data-style-name="N111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2">
      <style:table-cell-properties fo:background-color="#ffffff"/>
    </style:style>
    <style:style style:name="taxable_5f_event_5f_fiat" style:display-name="taxable_event_fiat" style:family="table-cell" style:parent-style-name="RP2" style:data-style-name="N114">
      <style:table-cell-properties fo:background-color="#729fcf"/>
    </style:style>
    <style:style style:name="taxable_5f_event_5f_crypto" style:display-name="taxable_event_crypto" style:family="table-cell" style:parent-style-name="RP2" style:data-style-name="N111">
      <style:table-cell-properties fo:background-color="#729fcf"/>
    </style:style>
    <style:style style:name="taxable_5f_event_5f_percent" style:display-name="taxable_event_percent" style:family="table-cell" style:parent-style-name="RP2" style:data-style-name="N112">
      <style:table-cell-properties fo:background-color="#729fcf"/>
    </style:style>
    <style:style style:name="acquired_5f_lot_5f_alt_5f_crypto" style:display-name="acquired_lot_alt_crypto" style:family="table-cell" style:parent-style-name="RP2" style:data-style-name="N111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1">
      <style:table-cell-properties fo:background-color="#a0c7f9"/>
    </style:style>
    <style:style style:name="taxable_5f_event_5f_alt_5f_fiat" style:display-name="taxable_event_alt_fiat" style:family="table-cell" style:parent-style-name="RP2" style:data-style-name="N11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2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4">
      <style:table-cell-properties fo:background-color="#bf819e"/>
    </style:style>
    <style:style style:name="acquired_5f_lot_5f_crypto" style:display-name="acquired_lot_crypto" style:family="table-cell" style:parent-style-name="RP2" style:data-style-name="N111">
      <style:table-cell-properties fo:background-color="#bf819e"/>
    </style:style>
    <style:style style:name="acquired_5f_lot_5f_percent" style:display-name="acquired_lot_percent" style:family="table-cell" style:parent-style-name="RP2" style:data-style-name="N112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12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4">
      <style:table-cell-properties fo:background-color="#ffde59"/>
    </style:style>
    <style:style style:name="highlighted_5f_crypto" style:display-name="highlighted_crypto" style:family="table-cell" style:parent-style-name="RP2" style:data-style-name="N111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1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9">00/00/0000</text:date>, <text:time style:data-style-name="N2" text:time-value="18:17:20.8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2T09:23:19.060309940</meta:creation-date>
    <dc:date>2023-05-21T17:30:26.393656</dc:date>
    <meta:editing-duration>P1DT11H10M46S</meta:editing-duration>
    <meta:editing-cycles>119</meta:editing-cycles>
    <meta:generator>http://pypi.python.org/pypi/ezodf/0.1.0$Python3.11.2 (main, Mar 13 2023, 12:18:29) [GCC 12.2.0]</meta:generator>
    <meta:document-statistic meta:table-count="3" meta:cell-count="96" meta:object-count="0"/>
  </office:meta>
</office:document-meta>
</file>